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onJXPathBinding.UnionJXPathBinding( JXPathBindingBuilderBase . CommonAttributes commonAtts , String widgetId , String xpath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ion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JXPathBinding.doLoad( Widget frmModel , JXPathContext jxp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nionJXPathBinding.doSave( Widget frmModel , JXPathContext jxp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nion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ionJXPathBinding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